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5a8c" officeooo:paragraph-rsid="000e5a8c"/>
    </style:style>
    <style:style style:name="P2" style:family="paragraph" style:parent-style-name="Standard">
      <style:paragraph-properties fo:text-align="start" style:justify-single-word="false"/>
      <style:text-properties officeooo:rsid="000e5a8c" officeooo:paragraph-rsid="000e5a8c"/>
    </style:style>
    <style:style style:name="P3" style:family="paragraph" style:parent-style-name="Standard">
      <style:paragraph-properties fo:text-align="center" style:justify-single-word="false"/>
      <style:text-properties fo:color="#cc0000" fo:font-size="14pt" style:text-underline-style="solid" style:text-underline-width="auto" style:text-underline-color="font-color" fo:font-weight="bold" officeooo:rsid="000e5a8c" officeooo:paragraph-rsid="000e5a8c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0e5a8c" officeooo:paragraph-rsid="000e5a8c"/>
    </style:style>
    <style:style style:name="P5" style:family="paragraph" style:parent-style-name="Standard">
      <style:paragraph-properties fo:text-align="start" style:justify-single-word="false"/>
      <style:text-properties officeooo:rsid="000e5a8c" officeooo:paragraph-rsid="0029dfb0"/>
    </style:style>
    <style:style style:name="P6" style:family="paragraph" style:parent-style-name="Standard">
      <style:paragraph-properties fo:text-align="start" style:justify-single-word="false"/>
      <style:text-properties officeooo:rsid="00107dc1" officeooo:paragraph-rsid="0029dfb0"/>
    </style:style>
    <style:style style:name="P7" style:family="paragraph" style:parent-style-name="Standard">
      <style:paragraph-properties fo:text-align="start" style:justify-single-word="false"/>
      <style:text-properties officeooo:rsid="00100d82" officeooo:paragraph-rsid="0029dfb0"/>
    </style:style>
    <style:style style:name="P8" style:family="paragraph" style:parent-style-name="Standard">
      <style:paragraph-properties fo:text-align="start" style:justify-single-word="false"/>
      <style:text-properties officeooo:rsid="00220b59" officeooo:paragraph-rsid="0029dfb0"/>
    </style:style>
    <style:style style:name="P9" style:family="paragraph" style:parent-style-name="Standard">
      <style:paragraph-properties fo:text-align="start" style:justify-single-word="false"/>
      <style:text-properties officeooo:rsid="001b019f" officeooo:paragraph-rsid="0029dfb0"/>
    </style:style>
    <style:style style:name="P10" style:family="paragraph" style:parent-style-name="Heading_20_1">
      <style:text-properties fo:color="#003366"/>
    </style:style>
    <style:style style:name="T1" style:family="text">
      <style:text-properties officeooo:rsid="0019340b"/>
    </style:style>
    <style:style style:name="T2" style:family="text">
      <style:text-properties officeooo:rsid="001b019f"/>
    </style:style>
    <style:style style:name="T3" style:family="text">
      <style:text-properties officeooo:rsid="001bf99f"/>
    </style:style>
    <style:style style:name="T4" style:family="text">
      <style:text-properties officeooo:rsid="001efc37"/>
    </style:style>
    <style:style style:name="T5" style:family="text">
      <style:text-properties officeooo:rsid="00231415"/>
    </style:style>
    <style:style style:name="T6" style:family="text">
      <style:text-properties officeooo:rsid="0026197d"/>
    </style:style>
    <style:style style:name="T7" style:family="text">
      <style:text-properties officeooo:rsid="002737ee"/>
    </style:style>
    <style:style style:name="T8" style:family="text">
      <style:text-properties officeooo:rsid="0029dfb0"/>
    </style:style>
    <style:style style:name="T9" style:family="text">
      <style:text-properties officeooo:rsid="002d21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te rendu : </text:p>
      <text:p text:style-name="P3">Recherche sur le Parsers</text:p>
      <text:p text:style-name="P1"/>
      <text:h text:style-name="P10" text:outline-level="1">Pouquoi les parser ?</text:h>
      <text:p text:style-name="P2"/>
      <text:p text:style-name="P2">Les parsers permettent de vérifier qu'une certaine expression suit une grammaire définit au préalable. </text:p>
      <text:p text:style-name="P2"/>
      <text:p text:style-name="P6">Cela nous sera très utile pour analyser les requêtes SQL et ne laisser passer que celles qui suivent la grammaire imposé par MySQL. Ainsi nous pourrons déjà droper certaines requêtes <text:span text:style-name="T1">rien qu'en les lisant</text:span>.</text:p>
      <text:p text:style-name="P6"/>
      <text:h text:style-name="P10" text:outline-level="1">Résultat des recherches</text:h>
      <text:p text:style-name="P5"/>
      <text:p text:style-name="P5">Il existe différents type de grammaires. <text:span text:style-name="T8">Nous nous sommes donc intéressés à ces différents types et en avons conclut que nous devrions utiliser un parser pour context-free grammars. <text:s/></text:span></text:p>
      <text:p text:style-name="P5"/>
      <text:p text:style-name="P7">Ils existent différents algorithmes pour parser ce type de langage dont le LL-parsing, le LR(1)-parsing <text:span text:style-name="T7">et LALR(1)-parsing</text:span>. Cependant <text:span text:style-name="T4">aucun de </text:span>ces algorithmes ne permettent de parser tous les context-free language. <text:span text:style-name="T2">Il faudra donc s'assurer que la grammaire en entré n'est pas ambiguë et ne possède pas de conflit interne (shift/reduce conflicts et/ou shift/shift conflicts).</text:span></text:p>
      <text:p text:style-name="P6"/>
      <text:h text:style-name="P10" text:outline-level="1">Outils utilisés</text:h>
      <text:p text:style-name="P9"/>
      <text:p text:style-name="P9"><text:span text:style-name="T3">I</text:span>l est compliquer de <text:span text:style-name="T6">programmer</text:span> à la main un parser. <text:span text:style-name="T3">C'est pourquoi, nous utiliserons Lex &amp; Yacc pour générer le parser. Yacc gère les LALR(1) grammars et génère en sortie du code C. Il est également possible de l'utiliser pour créer un parser en C++.</text:span></text:p>
      <text:p text:style-name="P9"/>
      <text:p text:style-name="P8">Lex n'est pas open source mais certaines de ses versions le sont, notamment flex que nous utiliserons. <text:span text:style-name="T5">Yacc est qu'en à lui un outil open source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nguy </meta:initial-creator>
    <meta:creation-date>2017-02-27T13:35:18.697090495</meta:creation-date>
    <dc:date>2017-02-27T15:31:15.439442940</dc:date>
    <dc:creator>menguy </dc:creator>
    <meta:editing-duration>PT1H55M17S</meta:editing-duration>
    <meta:editing-cycles>32</meta:editing-cycles>
    <meta:generator>LibreOffice/4.4.6.3$Linux_X86_64 LibreOffice_project/40m0$Build-3</meta:generator>
    <meta:document-statistic meta:table-count="0" meta:image-count="0" meta:object-count="0" meta:page-count="1" meta:paragraph-count="11" meta:word-count="217" meta:character-count="1358" meta:non-whitespace-character-count="1148"/>
  </office:meta>
</office:document-meta>
</file>